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ODO" style:list-style-name="List_20_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ta: What needs to be in here?</text:h>
      <text:list xml:id="list419684221" text:style-name="List_20_1">
        <text:list-item>
          <text:p text:style-name="P1">Background: History, status quo, motivations, goals, possible futures; effect of Great Curse and/or Great Contagion</text:p>
        </text:list-item>
        <text:list-item>
          <text:p text:style-name="P1">Castes</text:p>
        </text:list-item>
        <text:list-item>
          <text:p text:style-name="P1">Charms, Martial Arts, Sorcery?</text:p>
        </text:list-item>
        <text:list-item>
          <text:p text:style-name="P1">Numerology?</text:p>
        </text:list-item>
        <text:list-item>
          <text:p text:style-name="P1">Backgrounds</text:p>
        </text:list-item>
        <text:list-item>
          <text:p text:style-name="P1">Samples: Characters; Artifacts, Manses &amp; Hearthstones; Antagonists, Creatures, Sidekicks &amp; Troop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  <style:text-properties fo:text-shadow="none"/>
    </style:style>
    <style:style style:name="Compound_20_Title_20_1" style:display-name="Compound Title 1" style:family="paragraph" style:parent-style-name="Title" style:next-style-name="Compound_20_Title_20_2" style:default-outline-level="" style:master-page-name="">
      <style:paragraph-properties fo:margin-top="2.499cm" fo:margin-bottom="0cm" style:page-number="auto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eta: What needs to be in here?</dc:title>
    <dc:date>2010-08-14T21:24:04</dc:date>
    <meta:editing-duration>PT00H01M07S</meta:editing-duration>
    <meta:editing-cycles>4</meta:editing-cycles>
    <meta:generator>OpenOffice.org/3.2$Unix OpenOffice.org_project/320m12$Build-9483</meta:generator>
    <meta:document-statistic meta:table-count="0" meta:image-count="0" meta:object-count="0" meta:page-count="1" meta:paragraph-count="10" meta:word-count="46" meta:character-count="313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18:39:06"/>
  </office:meta>
</office:document-meta>
</file>